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.get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.getNeedLineBrea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.XML( String element_type , boolean 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XML( String element_type , boolean close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XML( String element_type , boolean close ,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addXMLAttribute( String attribute , String attribute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XML( String element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getBeginEndModifierDefi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.XML( String element_type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